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1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0" table:formula="of:=[.C5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95">
            <text:p>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25">
            <text:p>25</text:p>
          </table:table-cell>
          <table:table-cell table:style-name="ce25" office:value-type="string">
            <text:p>Xerox emitidos no mês</text:p>
          </table:table-cell>
          <table:table-cell table:style-name="ce30" table:formula="of:=[.C17]*0.3" office:value-type="float" office:value="7.5">
            <text:p>7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3">
            <text:p>1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0" table:formula="of:=[.C23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NF Paulista</text:p>
          </table:table-cell>
          <table:table-cell table:style-name="ce30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S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0" table:formula="of:=[.C38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5">
            <text:p>1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5">
            <text:p>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5">
            <text:p>3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16">
            <text:p>11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69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0" table:formula="of:=[.C70]*0.3" office:value-type="float" office:value="2.4">
            <text:p>2,4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21">
            <text:p>42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0" table:formula="of:=[.C102]*0.3" office:value-type="float" office:value="6.3">
            <text:p>6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0">
            <text:p>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5">
            <text:p>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00">
            <text:p>30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00">
            <text:p>3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PSA</text:p>
          </table:table-cell>
          <table:table-cell table:style-name="ce25" office:value-type="float" office:value="7">
            <text:p>7</text:p>
          </table:table-cell>
          <table:table-cell table:style-name="ce28" office:value-type="string">
            <text:p>Xerox emitidos no mês</text:p>
          </table:table-cell>
          <table:table-cell table:style-name="ce32" table:formula="of:=[.C125]*0.3" office:value-type="float" office:value="2.1">
            <text:p>2,1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45">
            <text:p>14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5">
            <text:p>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15">
            <text:p>1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0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7/05/2010</text:date>, <text:time>17:58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5-07T17:58:29</dc:date>
    <meta:print-date>2009-07-16T11:00:49</meta:print-date>
    <dc:language>pt-BR</dc:language>
    <meta:editing-cycles>886</meta:editing-cycles>
    <meta:editing-duration>PT66H42M31S</meta:editing-duration>
    <dc:creator>Guto Marcicano</dc:creator>
    <meta:document-statistic meta:table-count="2" meta:cell-count="200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